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L6">
      <style:paragraph-properties fo:text-align="start" style:justify-single-word="false"/>
      <style:text-properties fo:font-size="16pt" officeooo:rsid="000cbc6c" officeooo:paragraph-rsid="001cf0bf" style:font-size-asian="16pt" style:font-size-complex="16pt"/>
    </style:style>
    <style:style style:name="P4" style:family="paragraph" style:parent-style-name="Standard" style:list-style-name="L6">
      <style:paragraph-properties fo:text-align="start" style:justify-single-word="false"/>
      <style:text-properties fo:font-size="16pt" officeooo:rsid="000ab740" officeooo:paragraph-rsid="001cf0bf" style:font-size-asian="16pt" style:font-size-complex="16pt"/>
    </style:style>
    <style:style style:name="P5" style:family="paragraph" style:parent-style-name="Standard" style:list-style-name="L6">
      <style:paragraph-properties fo:text-align="start" style:justify-single-word="false"/>
      <style:text-properties fo:font-size="16pt" officeooo:rsid="000afaba" officeooo:paragraph-rsid="001cf0bf" style:font-size-asian="16pt" style:font-size-complex="16pt"/>
    </style:style>
    <style:style style:name="P6" style:family="paragraph" style:parent-style-name="Standard" style:list-style-name="L6">
      <style:paragraph-properties fo:text-align="start" style:justify-single-word="false">
        <style:tab-stops>
          <style:tab-stop style:position="0.041cm"/>
          <style:tab-stop style:position="0.346cm"/>
          <style:tab-stop style:position="0.631cm"/>
        </style:tab-stops>
      </style:paragraph-properties>
      <style:text-properties fo:font-size="16pt" officeooo:paragraph-rsid="001cf0bf" style:font-size-asian="16pt" style:font-size-complex="16pt"/>
    </style:style>
    <style:style style:name="P7" style:family="paragraph" style:parent-style-name="Standard" style:list-style-name="L6">
      <style:paragraph-properties fo:text-align="start" style:justify-single-word="false"/>
      <style:text-properties fo:font-size="16pt" officeooo:rsid="001cf0bf" officeooo:paragraph-rsid="001cf0bf" style:font-size-asian="16pt" style:font-size-complex="16pt"/>
    </style:style>
    <style:style style:name="P8" style:family="paragraph" style:parent-style-name="Standard" style:list-style-name="L6">
      <style:text-properties fo:font-size="16pt" style:font-size-asian="16pt" style:font-size-complex="16pt"/>
    </style:style>
    <style:style style:name="P9" style:family="paragraph" style:parent-style-name="Standard" style:list-style-name="L6" style:master-page-name="">
      <loext:graphic-properties draw:fill="none"/>
      <style:paragraph-properties fo:text-align="start" style:justify-single-word="false" style:page-number="auto" fo:background-color="transparent">
        <style:tab-stops>
          <style:tab-stop style:position="0.041cm"/>
          <style:tab-stop style:position="0.346cm"/>
          <style:tab-stop style:position="0.631cm"/>
        </style:tab-stops>
      </style:paragraph-properties>
      <style:text-properties fo:font-size="16pt" style:text-underline-style="none" fo:font-weight="normal" officeooo:rsid="00124810" officeooo:paragraph-rsid="001cf0bf" style:font-size-asian="16pt" style:font-weight-asian="normal" style:font-size-complex="16pt" style:font-weight-complex="normal"/>
    </style:style>
    <style:style style:name="T1" style:family="text">
      <style:text-properties officeooo:rsid="001cf0bf"/>
    </style:style>
    <style:style style:name="T2" style:family="text">
      <style:text-properties officeooo:rsid="000afaba"/>
    </style:style>
    <style:style style:name="T3" style:family="text">
      <style:text-properties officeooo:rsid="00101b6f"/>
    </style:style>
    <style:style style:name="T4" style:family="text">
      <style:text-properties officeooo:rsid="000cbc6c"/>
    </style:style>
    <style:style style:name="T5" style:family="text">
      <style:text-properties fo:font-size="16pt" officeooo:rsid="000afaba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FORMAT</text:p>
      <text:p text:style-name="P1"/>
      <text:p text:style-name="Standard"/>
      <text:list xml:id="list1464698098" text:style-name="L6">
        <text:list-item>
          <text:p text:style-name="P8"><text:span text:style-name="T1">Front</text:span> page </text:p>
        </text:list-item>
        <text:list-item>
          <text:p text:style-name="P8">Certificate : college certificate</text:p>
        </text:list-item>
        <text:list-item>
          <text:p text:style-name="P8">Acknowledgement</text:p>
        </text:list-item>
        <text:list-item>
          <text:p text:style-name="P8">Index:(with topic &amp; page number)</text:p>
        </text:list-item>
        <text:list-item>
          <text:p text:style-name="P3">Project Introduction</text:p>
        </text:list-item>
        <text:list-item>
          <text:p text:style-name="P3">Software Details</text:p>
        </text:list-item>
        <text:list-item>
          <text:p text:style-name="P4">Installation <text:span text:style-name="T2">about the software </text:span></text:p>
        </text:list-item>
        <text:list-item>
          <text:p text:style-name="P5"><text:span text:style-name="T3">Example Description with </text:span>Screen Layout</text:p>
        </text:list-item>
        <text:list-item>
          <text:p text:style-name="P7">Sample coding [Optional]</text:p>
        </text:list-item>
        <text:list-item>
          <text:p text:style-name="P6"><text:span text:style-name="T2">Conclusion</text:span></text:p>
        </text:list-item>
        <text:list-item>
          <text:p text:style-name="P9">References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0:54:06.433987982</meta:creation-date>
    <dc:date>2021-01-08T10:57:45.876795835</dc:date>
    <meta:editing-duration>PT3M40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1" meta:paragraph-count="12" meta:word-count="43" meta:character-count="285" meta:non-whitespace-character-count="263"/>
  </office:meta>
</office:document-meta>
</file>